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0.352777777777778cm" style:use-optimal-column-width="true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6371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10-14T00:00:00" table:style-name="ce8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3" table:style-name="ce2"/>
          <table:table-cell office:value-type="string" table:style-name="ce2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number-rows-repeated="1048187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7T04:10:42Z</dc:date>
    <meta:user-defined meta:name="WorkbookGuid">dfd2ee33-1efe-4fa1-a778-61e8eb1776c8</meta:user-defined>
  </office:meta>
</office:document-meta>
</file>